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font-name="Times New Roman1" style:text-underline-style="none"/>
    </style:style>
    <style:style style:name="T9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1_13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Bar mitzvah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6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For a Bar Mitzvah/</text:p>
      <text:p text:style-name="P7"/>
      <text:p text:style-name="P6">[Page 1]</text:p>
      <text:p text:style-name="P6">[Hebrew]. <text:s/><text:span text:style-name="T2">Rap</text:span><text:span text:style-name="T5"> "Blessed are ye that sow/ seeds beside all waters" <text:s/>Yes: it is a merit and/ a happiness to have searched and found the soil/ which promises to reward our labor with a plentiful/ harvest. <text:s/>It is a merit, because God's design in/ giving existence to intelligent creatures was that by/ a wise cultivation their longing souls might be gra-/-tified. <text:s/>It is a happiness, because the true enjoy-/-ment of life consists in the consciousness of having/ proved ourselves useful to the world. <text:s/>Behold </text:span><text:span text:style-name="T2">now</text:span><text:span text:style-name="T5">,/ my Brethren! the cultivating ground I have chosen./ <text:s/>A streamlet runs through it, which neither the winter-/frost, nor the summer heat dries up. <text:s/>Say then, ought/ I not to gather an abundance of fruit? <text:s/>I should certainly/ taste some delicious products of my own tillage. <text:s/>But/ though I was fortunate in the selection of a well-/[?]gated spot, I have not been equally successful/ in planting in a direction where the rays of a genial sun might/ always strike in, quicken the seeds and cause/ them to fructify./</text:span></text:p>
      <text:p text:style-name="P6"><text:span text:style-name="T5"/></text:p>
      <text:p text:style-name="P6"><text:span text:style-name="T5">[Page 2]</text:span></text:p>
      <text:p text:style-name="P6"><text:span text:style-name="T5">But to drop all figures of speech, I will say./ <text:s/>The Synagogue </text:span><text:span text:style-name="T6">is</text:span><text:span text:style-name="T7"> the fittest place wherein to offer our/ youths instruction. <text:s/>The halo of sanctity encircling/ the edifice; the word of inspiration enshrined </text:span><text:span text:style-name="T3">therein</text:span><text:span text:style-name="T7"> in its oracle,/ the imposingness of the worship, all the surroundings/ tend to create an impression. <text:s/></text:span><text:span text:style-name="T3">But if</text:span><text:span text:style-name="T7"> Therefore the/ teaching given therein, may be </text:span><text:span text:style-name="T3">compared likened</text:span><text:span text:style-name="T7"> compared in the me-/-taphorical language of Isaiah, to the sowing of seeds/ in a moist, and hence suitable ground for </text:span><text:soft-page-break/><text:span text:style-name="T7">cultivation./ <text:s/>But if preaching within these hallowed walls is like/ furrowing a virgin soil, and casting in the precious/ seeds, it will nevertheless prove ineffectual, when/ parental example, which acts as the beams of a vivifying/ sun, is wanting. <text:s/>How many have been those upon/ whom I looked as trees planted in the courts of our/ Lord, full of sap, affording every hope of a healthful and vigor-/-ours growth, whose degeneracy I now have oc-/-casion to lament! <text:s/>Fathers and mothers jointly/ worked to eradicate what I endeavoured to root/ deeply in. <text:s/>Let me rejoice that in the instance/ I am about to cite, the parents, will not, I verily/ believe, pluck off with a rough hand what I tend with/ care./</text:span></text:p>
      <text:p text:style-name="P6"><text:span text:style-name="T7"/></text:p>
      <text:p text:style-name="P6"><text:span text:style-name="T7">[Page 3]</text:span></text:p>
      <text:p text:style-name="P6"><text:span text:style-name="T7">The presence of the parents of our Bar Mitzva at each/ Sabbath service, in the dwelling of prayer, and their absence/ from the marts of trade, answers well for </text:span><text:span text:style-name="T3">Judaism</text:span><text:span text:style-name="T7"> my earnest efforts./ <text:s/></text:span><text:span text:style-name="T3">To me it stands</text:span><text:span text:style-name="T7"> I interpret it as a</text:span><text:span text:style-name="T3">n assurance</text:span><text:span text:style-name="T7"> prognostic that he who celebrated/ his religious majority in this Synagogue, will bend latter/ his steps even when manhood shall have given him/ a mind and a will to act independently. <text:s/>So great,/ I trust, will be the force of </text:span><text:span text:style-name="T3">constant</text:span><text:span text:style-name="T7"> religious example./ <text:s/>Some may perhaps differ with me because of a/ circumstance unusual on an occasion of this nature./ <text:s/>They may contend that because our young brother did/ not conform to the practice of reading a portion from /the Scriptures, his conduct betrays indifference to/ the Law and the precepts. <text:s/>Should there be any among my hearers who/ hold that opinion, let me assure them that it is/ erroneous. <text:s/>The </text:span><text:span text:style-name="T3">cause</text:span><text:span text:style-name="T7"> motive for a departure from/ a customary ceremony in the present case I know well/ and appreciate. <text:s/>But speaking more in general,/ I will boldly assert that the sacred object connected with the perusal of the Law has been wofully[sic!] misdirected, that the </text:span><text:span text:style-name="T3">sacred object connected with</text:span><text:span text:style-name="T7"> time-honored usage of/ the reciting of the Torah by the Bar Mitzva has lost its/ significance,/</text:span></text:p>
      <text:p text:style-name="P6"><text:span text:style-name="T7"/></text:p>
      <text:p text:style-name="P6"><text:span text:style-name="T7">[Page 4]</text:span></text:p>
      <text:p text:style-name="P6"><text:span text:style-name="T7">and might as well be altogether abolished./ <text:s/>Whereas formerly it </text:span><text:span text:style-name="T3">signified</text:span><text:span text:style-name="T7"> denoted a willing assent to the/ commands embodied in the book of revelation, and with/ which the </text:span><text:span text:style-name="T3">Jewish</text:span><text:span text:style-name="T7"> Hebrew lad had previously been made acquainted,/ now it means nothing. <text:s/>No: it does mean some-/-thing, but mischievous. <text:s/>It means that the memory/ has been strained, and forcibly compelled to retain certain/ words not one of which is understood. <text:s/>Even worse./ <text:s/>It means that the time which might have been usefully/ devoted to learn the duties which a Jewish child owes his/ God and his people, has been frettered away. <text:s/>It means/ that instead of studying the language in which we/ address the Almighty, and which is vitally essential/ for us to preserve, a mere drilling intended for a display/ has been indulged in. <text:s/>Thank God, honorable except-/-ions may be [?] out, and those parents cannot be/ sufficiently commended who impart solemnity to the occasions of/ their sons' </text:span><text:span text:style-name="T6">confirmation</text:span><text:span text:style-name="T7">--to use a modern though inap-/-plicable </text:span><text:span text:style-name="T3">word</text:span><text:span text:style-name="T7"> term--by combining with the instruction/ of a chapter from </text:span><text:span text:style-name="T3">the</text:span><text:span text:style-name="T7"> Holy Writ, the tuition/ of higher and holier obligations; even of the/ living spirit and not of the dead letter./</text:span></text:p>
      <text:p text:style-name="P6"><text:span text:style-name="T7"/></text:p>
      <text:p text:style-name="P6"><text:span text:style-name="T7">[Page 5]</text:span></text:p>
      <text:p text:style-name="P6"><text:span text:style-name="T7">But the records stored up in my mind, could/ show instances in which </text:span><text:span text:style-name="T3">a</text:span><text:span text:style-name="T7"> youths were led by fear of/ parental displeasure to learn by rote, and from English/ characters, unintelligible sentences. <text:s/>It has been my/ sad experience to see such </text:span><text:span text:style-name="T3">a one</text:span><text:span text:style-name="T7"> present themselves before/ the holy ark one Sabbath, and never again meet their/ fellow-believers in the house of the Lord. <text:s/>That is/ what has </text:span><text:span text:style-name="T3">bard</text:span><text:span text:style-name="T7"> bred defection, that is what has made/ room and given a plea for changes unending, and/ destructive./</text:span></text:p>
      <text:p text:style-name="P6"><text:span text:style-name="T7">My dear Bar Mitzv</text:span><text:span text:style-name="T8">á</text:span><text:span text:style-name="T9">! <text:s/>Had you been </text:span><text:span text:style-name="T4">able to</text:span><text:span text:style-name="T9"> allowed to/ gain the knowledge habitually acquired by those/ who attain your age, I would not have valued it, un-/less accompanied by a familiarity with the sense of the/ scriptures, and the dictates of religion. <text:s/>Those whom/ the Lord has appointed as guardians of your health and/ welfare deemed it </text:span><text:span text:style-name="T4">expedient</text:span><text:span text:style-name="T9"> advisable not to ask that you should/ labor for that purpose. <text:s/>But they doubtless wish/ that you may endeavor to understand what is/ demanded at your hands as a son of Israel;/ a child of the covenant and that having thoroughly understood it, you/ may </text:span><text:soft-page-break/><text:span text:style-name="T9">summon moral courage to stand by it at all/ hazards./</text:span></text:p>
      <text:p text:style-name="P6"><text:span text:style-name="T9"/></text:p>
      <text:p text:style-name="P6"><text:span text:style-name="T9">[Page 6]</text:span></text:p>
      <text:p text:style-name="P6"><text:span text:style-name="T9">You enjoy an inestimable advantage </text:span><text:span text:style-name="T4">over "Some of</text:span><text:span text:style-name="T9">/ </text:span><text:span text:style-name="T4">your coevals</text:span><text:span text:style-name="T9"> in the religious consistency of your/ parents. <text:s/>For their desire that you should remain/ an intelligent adherent of the ancestral belief is not/ a vague thought, an abstract idea. <text:s/>It takes a real/ form. <text:s/>It is supported by an all important example./ <text:s/>Their observance of the Sabbath. <text:s/>You perceive, my/ brother! that I lay much stress upon the latter ordinances./ <text:s/>And the reason is apparent. <text:s/>The seventh day is asso-/-ciated with public worship, and thus with instruct-/-ion, while both are the </text:span><text:span text:style-name="T4">very essence of</text:span><text:span text:style-name="T9"> life-giving element preserving Judaism./ <text:s/>Profit then by what has been granted you, and procure/ thus to me the merit and happiness derived from having/ sown seeds </text:span><text:span text:style-name="T4">beside waters</text:span><text:span text:style-name="T9"> in a </text:span><text:span text:style-name="T4">fruitful</text:span><text:span text:style-name="T9"> soul. <text:s/>This is the spot I have/ chosen for my young brothers' culture. <text:s/>Let me implant/ sentiments of veneration for the Law you have publicly/ blessed this Sabbath, and may all fathers' conduct/ be the sun rays that will quicken and fructify/ my planting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17T10:14:39.37</meta:creation-date>
    <dc:date>2012-09-17T11:36:49.32</dc:date>
    <dc:creator>Penn Libraries</dc:creator>
    <meta:editing-duration>PT00H05M5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4" meta:paragraph-count="75" meta:word-count="1333" meta:character-count="8196"/>
  </office:meta>
</office:document-meta>
</file>